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 style:master-page-name="Standard">
      <style:paragraph-properties fo:text-align="center" style:justify-single-word="false" style:page-number="1"/>
    </style:style>
    <style:style style:name="P4" style:family="paragraph" style:parent-style-name="Heading_20_3">
      <style:text-properties fo:color="#000000" loext:opacity="100%"/>
    </style:style>
    <style:style style:name="P5" style:family="paragraph" style:parent-style-name="Standard">
      <style:text-properties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" style:family="text">
      <style:text-properties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b40rukdhchtj"/>SAE 1.03 - Documentation client</text:p>
      <text:p text:style-name="Heading_20_2"><text:bookmark text:name="_amah7b7f29k3"/>Processus complet du générateur de diaporama :</text:p>
      <text:p text:style-name="P4">Étape 1 : Récupérer les images </text:p>
      <text:p text:style-name="Standard">Terminal 1</text:p>
      <text:p text:style-name="Standard">A faire avant tout et uniquement une seule fois :</text:p>
      <text:p text:style-name="Standard"><text:tab/><text:span text:style-name="T1">docker pull img_jaiz (bigpapoo/html2png)</text:span></text:p>
      <text:p text:style-name="P5"><text:tab/>docker pull img_izka (bigpapoo/imagick)</text:p>
      <text:p text:style-name="P4">Étape 2 : Lancer le générateur de diaporama : </text:p>
      <text:p text:style-name="Standard">Terminal 1 </text:p>
      <text:p text:style-name="Standard"><text:tab/><text:span text:style-name="T2">./start</text:span></text:p>
      <text:p text:style-name="Standard">Et attendez que ça affiche Pret</text:p>
      <text:p text:style-name="P4">Étape 3 : Regarder les logs des deux conteneurs </text:p>
      <text:p text:style-name="Standard">Terminal 2 </text:p>
      <text:p text:style-name="P5"><text:tab/>docker container logs -f sae103-mdtopng</text:p>
      <text:p text:style-name="Standard"/>
      <text:p text:style-name="Standard">Terminal 3 </text:p>
      <text:p text:style-name="P5"><text:tab/>docker container logs -f sae103-pngtopdf</text:p>
      <text:p text:style-name="P4">Étape 4 : Mettre les fichiers markdown dans le générateur</text:p>
      <text:p text:style-name="Standard">Terminal 1</text:p>
      <text:p text:style-name="Standard"><text:tab/><text:span text:style-name="T1">./put</text:span></text:p>
      <text:p text:style-name="Standard">Les fichiers markdown doivent être présents dans le dossier, suite à cela, vous pouvez les enlever</text:p>
      <text:p text:style-name="P4">Étape 5 : Réaliser le signal de départ du générateur</text:p>
      <text:p text:style-name="Standard">Terminal 1</text:p>
      <text:p text:style-name="Standard"><text:tab/><text:span text:style-name="T1">./put_config</text:span></text:p>
      <text:p text:style-name="Standard">Mettez le fichier config dans le générateur pour le signal de départ du traitement des fichiers markdown</text:p>
      <text:p text:style-name="P4">Étape 6 : Observez les logs </text:p>
      <text:p text:style-name="Standard">Terminaux 2 et 3</text:p>
      <text:p text:style-name="Standard">Observez les logs et attendez la fin des traitements</text:p>
      <text:p text:style-name="P4">Étape 7 : Récupérer l’archive contenant les pdf </text:p>
      <text:p text:style-name="Standard">Terminal 1 </text:p>
      <text:p text:style-name="Standard"><text:tab/><text:span text:style-name="T1">./get</text:span></text:p>
      <text:p text:style-name="Standard">L’archive que vous récupérez avec le ./get contient les pdf des fichiers markdown.</text:p>
      <text:p text:style-name="Standard"><text:soft-page-break/>Vous pouvez réitérer les put… attente… get autant que vous voulez.</text:p>
      <text:p text:style-name="Standard">Cependant, veuillez récupérer l’archive précédente et la déplacer, <text:s/>sinon elle sera écrasée avec le nouveau ./get. </text:p>
      <text:p text:style-name="Standard">De plus, enlevez les fichiers markdown déjà réalisés sinon ils seront traités une nouvelle fois.</text:p>
      <text:p text:style-name="P4">Étape 8 : Arrêter le générateur </text:p>
      <text:p text:style-name="Standard">Terminal 1</text:p>
      <text:p text:style-name="Standard">Une fois terminé, n’oubliez pas de faire un :</text:p>
      <text:p text:style-name="P6">./stop</text:p>
      <text:p text:style-name="Heading_20_2"><text:bookmark text:name="_eum5qkz0bald"/>Explication des fichiers présents dans le dossier :</text:p>
      <text:p text:style-name="P4"><text:bookmark text:name="_vqdewpcsour9"/>Start : </text:p>
      <text:p text:style-name="Standard">Le fichier Bash Start permet de lancer le volume dans lequel les images seront utilisées, d’y déposer les fichiers et scripts nécessaires, et de lancer les conteneurs avec les images.</text:p>
      <text:p text:style-name="P4"><text:bookmark text:name="_x65xbggo5alx"/>Mdtopng : </text:p>
      <text:p text:style-name="Standard">Le fichier Bash mdtopng permet de transformer un fichier markdown en plusieurs pages html à l’aide du script mdtohtml.php, puis de les transformer chacune en format png .</text:p>
      <text:p text:style-name="P4"><text:bookmark text:name="_xrzah8jlconc"/>Mdtohtml.php</text:p>
      <text:p text:style-name="Standard">Le fichier php mdtohtml.php permet de remplacer les balises markdown d’un fichier en balises html, puis de séparer ce fichier en plusieurs parties, et de construire un fichier html à partir de chaque partie.</text:p>
      <text:p text:style-name="P4"><text:bookmark text:name="_gfoio03ywsop"/>Pngtopdf</text:p>
      <text:p text:style-name="Standard">Le fichier Bash pngtopdf va construire un fichier pdf à partir des png réalisé à partir d’un fichier markdown, puis de réaliser l’archive des différents pdf.</text:p>
      <text:p text:style-name="P4"><text:bookmark text:name="_wyraxyt7tjmr"/>Put : </text:p>
      <text:p text:style-name="Standard">Le fichier Bash put permet de déposer les fichiers markdown présents dans le dossier dans le volume.</text:p>
      <text:p text:style-name="P4"><text:bookmark text:name="_o0rjaqdw6nti"/>Put_config : </text:p>
      <text:p text:style-name="Standard">Le fichier Bash put permet de déposer le fichier config présent dans le dossier dans le volume, et de démarrer le générateur.</text:p>
      <text:p text:style-name="P4"><text:bookmark text:name="_tua2ye4mrr3j"/>Get : </text:p>
      <text:p text:style-name="Standard">Le fichier Bash get permet de récupérer l’archive ayant les différents pdf créés par le générateur.</text:p>
      <text:p text:style-name="P4"><text:bookmark text:name="_p04w1e2ddhfm"/><text:soft-page-break/>Stop : </text:p>
      <text:p text:style-name="Standard">Le fichier Bash stop permet d’arrêter les conteneurs dans le volume et d’arrêter le volume. Cela stoppe le générateur de diaporamas.</text:p>
      <text:p text:style-name="P4"><text:bookmark text:name="_idqdsx7tbj9q"/>Base.html : </text:p>
      <text:p text:style-name="Standard">Le fichier base.html permet d’avoir l’entête d’un fichier html lors de la reconstruction d’un fichier html à partir d’un fichier markdown.</text:p>
      <text:p text:style-name="P4"><text:bookmark text:name="_x208pvr43zoq"/>Fin.html :</text:p>
      <text:p text:style-name="Standard">Le fichier fin.html permet d’avoir la fin d’un fichier html lors de la reconstruction d’un fichier html à partir d’un fichier markdown.</text:p>
      <text:p text:style-name="P4"><text:bookmark text:name="_ef4q6ki51flg"/>Diapo_image.png : </text:p>
      <text:p text:style-name="Standard">Le fichier diapo_image.png est l’arrière-plan des pages pdf.</text:p>
      <text:p text:style-name="Heading_20_2"><text:bookmark text:name="_2haym0qj0j0g"/>Soucis technique :</text:p>
      <text:p text:style-name="Standard">Pour tout souci technique, se référer à la documentation technique du générateur de diaporama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TREUST Nolwenn - ZALLOT Tristan - COQUELIN Jérémy - HAMARD Kélian - Groupe F</text:p>
        <text:p text:style-name="MP1">Sujet 1 - Générateur de diaporama automatique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1-24T19:48:51.401279689</dc:date>
    <meta:editing-duration>PT1M16S</meta:editing-duration>
    <meta:editing-cycles>1</meta:editing-cycles>
    <meta:document-statistic meta:table-count="0" meta:image-count="0" meta:object-count="0" meta:page-count="3" meta:paragraph-count="66" meta:word-count="553" meta:character-count="3361" meta:non-whitespace-character-count="2845"/>
  </office:meta>
</office:document-meta>
</file>